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Filter</text:p>
          </table:table-cell>
          <table:table-cell/>
          <table:table-cell office:value-type="string">
            <text:p>Other</text:p>
          </table:table-cell>
        </table:table-row>
        <table:table-row table:style-name="ro1" table:visibility="filter"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office:value-type="string">
            <text:p>Show</text:p>
          </table:table-cell>
          <table:table-cell/>
          <table:table-cell office:value-type="string">
            <text:p>Alex</text:p>
          </table:table-cell>
        </table:table-row>
        <table:table-row table:style-name="ro1" table:visibility="filter">
          <table:table-cell office:value-type="string">
            <text:p>B</text:p>
          </table:table-cell>
          <table:table-cell/>
          <table:table-cell>
            <office:annotation draw:style-name="gr1" draw:text-style-name="P1" svg:width="1.1402in" svg:height="0.2346in" svg:x="2.9031in" svg:y="0in" draw:caption-point-x="-0.2402in" draw:caption-point-y="0.3579in">
              <dc:date>2009-09-21T00:00:00</dc:date>
              <text:p text:style-name="P1"><text:span text:style-name="T1">Hmm</text:span></text:p>
            </office:annotation>
          </table:table-cell>
          <table:table-cell office:value-type="string">
            <text:p>Alex</text:p>
          </table:table-cell>
        </table:table-row>
        <table:table-row table:style-name="ro1" table:visibility="filter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office:value-type="string">
            <text:p>Show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Show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Show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Show</text:p>
          </table:table-cell>
          <table:table-cell>
            <office:annotation draw:style-name="gr1" draw:text-style-name="P1" svg:width="1.1402in" svg:height="0.2346in" svg:x="2.9031in" svg:y="0.2933in" draw:caption-point-x="-0.2402in" draw:caption-point-y="0.5961in">
              <dc:date>2009-09-21T00:00:00</dc:date>
              <text:p text:style-name="P1"><text:span text:style-name="T1">Hmm</text:span></text:p>
            </office:annotation>
          </table:table-cell>
          <table:table-cell/>
        </table:table-row>
        <table:table-row table:style-name="ro1" table:visibility="filter">
          <table:table-cell office:value-type="string">
            <text:p>B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Alex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Alex</text:p>
          </table:table-cell>
          <table:table-cell office:value-type="string">
            <text:p>Show</text:p>
          </table:table-cell>
          <table:table-cell/>
          <table:table-cell office:value-type="string">
            <office:annotation draw:style-name="gr1" draw:text-style-name="P1" svg:width="1.1406in" svg:height="0.2346in" svg:x="3.7921in" svg:y="0.4713in" draw:caption-point-x="-0.2402in" draw:caption-point-y="0.5953in">
              <dc:date>2009-09-21T00:00:00</dc:date>
              <text:p text:style-name="P1"><text:span text:style-name="T1">National sport</text:span></text:p>
            </office:annotation>
            <text:p>Baseball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how</text:p>
          </table:table-cell>
          <table:table-cell table:number-columns-repeated="2"/>
        </table:table-row>
        <table:table-row table:style-name="ro1">
          <table:table-cell office:value-type="string">
            <text:p>Alex</text:p>
          </table:table-cell>
          <table:table-cell office:value-type="string">
            <text:p>Show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Show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Alex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D17" table:display-filter-buttons="true">
          <table:filter>
            <table:filter-condition table:field-number="1" table:data-type="number" table:value="0" table:operator="!empty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Arial" style:language-asian="ja" style:country-asian="JP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1">09/21/2009</text:date>, <text:time>15:3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ohei Yoshida</meta:initial-creator>
    <meta:creation-date>2009-09-18T16:35:23</meta:creation-date>
    <dc:date>2009-09-21T11:15:10</dc:date>
    <dc:creator>Kohei Yoshida</dc:creator>
    <meta:editing-duration>PT00H14M30S</meta:editing-duration>
    <meta:editing-cycles>18</meta:editing-cycles>
    <meta:generator>OpenOffice.org/3.1$Linux OpenOffice.org_project/310m19$Build-9420</meta:generator>
    <meta:document-statistic meta:table-count="3" meta:cell-count="33" meta:object-count="0"/>
  </office:meta>
</office:document-meta>
</file>